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0.548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15cm" fo:min-width="0.3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548cm" fo:min-width="0cm"/>
    </style:style>
    <style:style style:name="gr4" style:family="graphic" style:parent-style-name="standard">
      <style:graphic-properties draw:stroke="solid" svg:stroke-color="#000000" draw:fill="solid" draw:fill-color="#729fcf" draw:textarea-horizontal-align="left" draw:auto-grow-height="true" draw:auto-grow-width="false" fo:min-height="0.55cm" fo:min-width="0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875cm" fo:min-width="1.1cm"/>
    </style:style>
    <style:style style:name="gr6" style:family="graphic" style:parent-style-name="standard">
      <style:graphic-properties draw:stroke="solid" draw:stroke-dash="Fine_20_Dashed" svg:stroke-color="#000000" draw:fill="none" draw:fill-color="#ffffff" draw:textarea-horizontal-align="left" draw:auto-grow-height="true" draw:auto-grow-width="false" fo:min-height="0.391cm" fo:min-width="0cm"/>
    </style:style>
    <style:style style:name="gr7" style:family="graphic" style:parent-style-name="standard">
      <style:graphic-properties draw:stroke="solid" draw:stroke-dash="Fine_20_Dashed" svg:stroke-color="#000000" draw:fill="solid" draw:fill-color="#729fcf" draw:textarea-horizontal-align="left" draw:auto-grow-height="true" draw:auto-grow-width="false" fo:min-height="0.55cm" fo:min-width="0cm"/>
    </style:style>
    <style:style style:name="gr8" style:family="graphic" style:parent-style-name="standard">
      <style:graphic-properties draw:stroke="solid" draw:stroke-dash="Fine_20_Dashed" svg:stroke-color="#000000" draw:fill="solid" draw:fill-color="#729fcf" draw:textarea-horizontal-align="left" draw:textarea-vertical-align="middle" draw:auto-grow-height="true" draw:auto-grow-width="false" fo:min-height="0.471cm" fo:min-width="0cm"/>
    </style:style>
    <style:style style:name="gr9" style:family="graphic" style:parent-style-name="standard">
      <style:graphic-properties draw:stroke="dash" draw:stroke-dash="Fine_20_Dashed" svg:stroke-color="#000000" draw:fill="none" draw:fill-color="#ffffff" draw:textarea-horizontal-align="left" draw:textarea-vertical-align="middle" draw:auto-grow-height="true" draw:auto-grow-width="false" fo:min-height="0.471cm" fo:min-width="0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2.422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15.422cm"/>
    </style:style>
    <style:style style:name="gr12" style:family="graphic" style:parent-style-name="standard">
      <style:graphic-properties draw:stroke="dash" draw:stroke-dash="Fine_20_Dashed" svg:stroke-color="#ff0000" draw:fill="none" draw:fill-color="#ffffff" draw:textarea-horizontal-align="left" draw:auto-grow-height="true" draw:auto-grow-width="false" fo:min-height="0.548cm" fo:min-width="0cm"/>
    </style:style>
    <style:style style:name="gr13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0.548cm" fo:min-width="0cm"/>
    </style:style>
    <style:style style:name="gr14" style:family="graphic" style:parent-style-name="standard">
      <style:graphic-properties draw:stroke="solid" svg:stroke-color="#000000" draw:fill="solid" draw:fill-color="#729fcf" draw:textarea-horizontal-align="left" draw:auto-grow-height="true" draw:auto-grow-width="false" fo:min-height="0.75cm" fo:min-width="0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095cm" fo:min-width="0cm"/>
    </style:style>
    <style:style style:name="gr20" style:family="graphic" style:parent-style-name="standard">
      <style:graphic-properties draw:stroke="solid" svg:stroke-color="#000000" draw:fill="solid" draw:fill-color="#729fcf" draw:textarea-horizontal-align="left" draw:auto-grow-height="true" draw:auto-grow-width="false" fo:min-height="1.095cm" fo:min-width="0cm"/>
    </style:style>
    <style:style style:name="gr21" style:family="graphic" style:parent-style-name="standard">
      <style:graphic-properties svg:stroke-color="#000000" draw:fill="solid" draw:fill-color="#aecf00" draw:textarea-horizontal-align="justify" draw:textarea-vertical-align="middle" draw:auto-grow-height="false" fo:min-height="0.472cm" fo:min-width="15.422cm"/>
    </style:style>
    <style:style style:name="gr22" style:family="graphic" style:parent-style-name="standard">
      <style:graphic-properties draw:stroke="solid" draw:stroke-dash="Fine_20_Dashed" svg:stroke-color="#000000" draw:fill="solid" draw:fill-color="#aecf00" draw:textarea-horizontal-align="left" draw:textarea-vertical-align="middle" draw:auto-grow-height="true" draw:auto-grow-width="false" fo:min-height="1.645cm" fo:min-width="0cm"/>
    </style:style>
    <style:style style:name="gr23" style:family="graphic" style:parent-style-name="standard">
      <style:graphic-properties draw:stroke="solid" svg:stroke-color="#000000" draw:fill="solid" draw:fill-color="#aecf00" draw:textarea-horizontal-align="left" draw:auto-grow-height="true" draw:auto-grow-width="false" fo:min-height="2.95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  <style:text-properties fo:font-size="14pt"/>
    </style:style>
    <style:style style:name="P4" style:family="paragraph">
      <loext:graphic-properties draw:fill="none" draw:fill-color="#ffffff"/>
      <style:paragraph-properties fo:margin-left="0.5cm" fo:margin-right="0cm" fo:text-align="center" fo:text-indent="0cm"/>
      <style:text-properties fo:font-size="14pt"/>
    </style:style>
    <style:style style:name="P5" style:family="paragraph">
      <style:paragraph-properties fo:margin-left="0.5cm" fo:margin-right="0cm" fo:text-align="center" fo:text-indent="0cm"/>
    </style:style>
    <style:style style:name="P6" style:family="paragraph">
      <loext:graphic-properties draw:fill="solid" draw:fill-color="#729fcf"/>
      <style:paragraph-properties fo:margin-left="0.5cm" fo:margin-right="0cm" fo:text-align="center" fo:text-indent="0cm"/>
      <style:text-properties fo:font-size="14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0" style:family="paragraph">
      <style:paragraph-properties fo:margin-left="0.5cm" fo:margin-right="0cm" fo:text-align="start" fo:text-indent="0cm"/>
    </style:style>
    <style:style style:name="P11" style:family="paragraph">
      <loext:graphic-properties draw:fill="solid" draw:fill-color="#729fcf"/>
      <style:paragraph-properties fo:margin-left="0.5cm" fo:margin-right="0cm" fo:text-align="center" fo:text-indent="0cm"/>
      <style:text-properties fo:font-size="10.5pt" fo:font-style="italic" style:font-size-asian="10.5pt" style:font-style-asian="italic" style:font-size-complex="10.5pt" style:font-style-complex="italic"/>
    </style:style>
    <style:style style:name="P12" style:family="paragraph">
      <loext:graphic-properties draw:fill="none" draw:fill-color="#ffffff"/>
      <style:paragraph-properties fo:margin-left="0.5cm" fo:margin-right="0cm" fo:text-align="center" fo:text-indent="0cm"/>
      <style:text-properties fo:font-size="10.5pt" fo:font-style="italic" style:font-size-asian="10.5pt" style:font-style-asian="italic" style:font-size-complex="10.5pt" style:font-style-complex="italic"/>
    </style:style>
    <style:style style:name="P13" style:family="paragraph">
      <loext:graphic-properties draw:fill="none"/>
      <style:paragraph-properties fo:text-align="center"/>
      <style:text-properties fo:font-size="10.5pt" fo:font-style="italic" style:font-size-asian="10.5pt" style:font-style-asian="italic" style:font-size-complex="10.5pt" style:font-style-complex="italic"/>
    </style:style>
    <style:style style:name="P14" style:family="paragraph">
      <style:paragraph-properties fo:margin-left="0.4cm" fo:margin-right="0cm" fo:text-align="start" fo:text-indent="0cm"/>
    </style:style>
    <style:style style:name="P15" style:family="paragraph">
      <loext:graphic-properties draw:fill="none"/>
      <style:paragraph-properties fo:margin-left="0.4cm" fo:margin-right="0cm" fo:text-align="start" fo:text-indent="0cm"/>
      <style:text-properties fo:font-size="14pt"/>
    </style:style>
    <style:style style:name="P16" style:family="paragraph">
      <loext:graphic-properties draw:fill="none" draw:fill-color="#ffffff"/>
      <style:paragraph-properties fo:margin-left="0.5cm" fo:margin-right="0cm" fo:text-align="center" fo:text-indent="0cm"/>
      <style:text-properties fo:font-size="14pt" style:font-size-asian="14pt" style:font-size-complex="14pt"/>
    </style:style>
    <style:style style:name="P17" style:family="paragraph">
      <style:paragraph-properties fo:margin-left="0.14cm" fo:margin-right="0cm" fo:text-align="center" fo:text-indent="0cm"/>
    </style:style>
    <style:style style:name="P18" style:family="paragraph">
      <loext:graphic-properties draw:fill="solid" draw:fill-color="#729fcf"/>
      <style:paragraph-properties fo:margin-left="0.14cm" fo:margin-right="0cm" fo:text-align="center" fo:text-indent="0cm"/>
      <style:text-properties fo:font-size="14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ffff"/>
    </style:style>
    <style:style style:name="P21" style:family="paragraph">
      <loext:graphic-properties draw:fill="solid" draw:fill-color="#729fcf"/>
      <style:paragraph-properties fo:margin-left="0.5cm" fo:margin-right="0cm" fo:text-align="start" fo:text-indent="0cm"/>
      <style:text-properties fo:font-size="10.5pt" fo:font-style="italic" style:font-size-asian="10.5pt" style:font-style-asian="italic" style:font-size-complex="10.5pt" style:font-style-complex="italic"/>
    </style:style>
    <style:style style:name="P22" style:family="paragraph">
      <style:paragraph-properties fo:margin-left="0.3cm" fo:margin-right="0cm" fo:text-align="start" fo:text-indent="0cm"/>
    </style:style>
    <style:style style:name="P23" style:family="paragraph">
      <loext:graphic-properties draw:fill="solid" draw:fill-color="#aecf00"/>
      <style:paragraph-properties fo:margin-left="0.3cm" fo:margin-right="0cm" fo:text-align="start" fo:text-indent="0cm"/>
      <style:text-properties fo:font-size="14pt"/>
    </style:style>
    <style:style style:name="P24" style:family="paragraph">
      <loext:graphic-properties draw:fill="solid" draw:fill-color="#aecf00"/>
      <style:paragraph-properties fo:margin-left="0.5cm" fo:margin-right="0cm" fo:text-align="start" fo:text-indent="0cm"/>
      <style:text-properties fo:font-size="10.5pt" fo:font-style="italic" style:font-size-asian="10.5pt" style:font-style-asian="italic" style:font-size-complex="10.5pt" style:font-style-complex="italic"/>
    </style:style>
    <style:style style:name="P25" style:family="paragraph">
      <loext:graphic-properties draw:fill="solid" draw:fill-color="#aecf00"/>
      <style:paragraph-properties fo:text-align="center"/>
      <style:text-properties fo:font-size="14pt"/>
    </style:style>
    <style:style style:name="P26" style:family="paragraph">
      <loext:graphic-properties draw:fill="solid" draw:fill-color="#aecf00"/>
      <style:paragraph-properties fo:margin-left="0cm" fo:margin-right="0cm" fo:text-align="center" fo:text-indent="0cm"/>
      <style:text-properties fo:font-size="14pt"/>
    </style:style>
    <style:style style:name="P27" style:family="paragraph">
      <loext:graphic-properties draw:fill-color="#ffffff"/>
      <style:text-properties fo:font-size="20pt"/>
    </style:style>
    <style:style style:name="T1" style:family="text">
      <style:text-properties fo:font-size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.5pt" fo:font-style="italic" style:font-size-asian="10.5pt" style:font-style-asian="italic" style:font-size-complex="10.5pt" style:font-style-complex="italic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tratuslab old architecture</text:p>
          </draw:text-box>
        </draw:frame>
        <draw:frame draw:style-name="gr1" draw:text-style-name="P2" draw:layer="layout" svg:width="4cm" svg:height="0.798cm" svg:x="5.8cm" svg:y="13.824cm">
          <draw:text-box>
            <text:p text:style-name="P1"><text:span text:style-name="T1">VM</text:span></text:p>
          </draw:text-box>
        </draw:frame>
        <draw:g>
          <draw:custom-shape draw:style-name="gr2" draw:text-style-name="P3" draw:layer="layout" svg:width="0.8cm" svg:height="0.4cm" svg:x="9cm" svg:y="13.1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4cm" svg:height="0.798cm" svg:x="5.8cm" svg:y="12.721cm">
            <draw:text-box>
              <text:p text:style-name="P1"><text:span text:style-name="T1">OpenNebula</text:span></text:p>
            </draw:text-box>
          </draw:frame>
        </draw:g>
        <draw:frame draw:style-name="gr4" draw:text-style-name="P6" draw:layer="layout" svg:width="4cm" svg:height="0.8cm" svg:x="5.8cm" svg:y="11.616cm">
          <draw:text-box>
            <text:p text:style-name="P5"><text:span text:style-name="T1">one-proxy</text:span></text:p>
          </draw:text-box>
        </draw:frame>
        <draw:custom-shape draw:style-name="gr5" draw:text-style-name="P8" draw:layer="layout" svg:width="1.6cm" svg:height="1.8cm" svg:x="12cm" svg:y="15.4cm">
          <text:p text:style-name="P7"><text:span text:style-name="T2">linux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8" draw:layer="layout" svg:width="1.6cm" svg:height="1.8cm" svg:x="14cm" svg:y="15.4cm">
          <text:p text:style-name="P7"><text:span text:style-name="T2">NetApp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9" draw:layer="layout" svg:width="1.7cm" svg:height="0.641cm" svg:x="12cm" svg:y="14.6cm">
          <draw:text-box>
            <text:p text:style-name="P1"><text:span text:style-name="T2">LVM</text:span></text:p>
          </draw:text-box>
        </draw:frame>
        <draw:frame draw:style-name="gr7" draw:text-style-name="P6" draw:layer="layout" svg:width="3.7cm" svg:height="0.8cm" svg:x="12cm" svg:y="12.7cm">
          <draw:text-box>
            <text:p text:style-name="P5"><text:span text:style-name="T1">python</text:span></text:p>
          </draw:text-box>
        </draw:frame>
        <draw:frame draw:style-name="gr8" draw:text-style-name="P11" draw:layer="layout" svg:width="2.95cm" svg:height="0.721cm" svg:x="0.4cm" svg:y="8.6cm">
          <draw:text-box>
            <text:p text:style-name="P10"><text:span text:style-name="T3">Stratuslab</text:span></text:p>
          </draw:text-box>
        </draw:frame>
        <draw:frame draw:style-name="gr9" draw:text-style-name="P12" draw:layer="layout" svg:width="3cm" svg:height="0.721cm" svg:x="0.4cm" svg:y="9.54cm">
          <draw:text-box>
            <text:p text:style-name="P5"><text:span text:style-name="T3">protocol</text:span></text:p>
          </draw:text-box>
        </draw:frame>
        <draw:custom-shape draw:style-name="gr10" draw:text-style-name="P13" draw:layer="layout" svg:width="3cm" svg:height="0.8cm" svg:x="0.347cm" svg:y="10.453cm">
          <text:p text:style-name="P7"><text:span text:style-name="T3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1.7cm" svg:height="0.641cm" svg:x="14cm" svg:y="13.8cm">
          <draw:text-box>
            <text:p text:style-name="P1"><text:span text:style-name="T2">iSCSI</text:span></text:p>
          </draw:text-box>
        </draw:frame>
        <draw:frame draw:style-name="gr3" draw:text-style-name="P4" draw:layer="layout" svg:width="16cm" svg:height="0.798cm" svg:x="6cm" svg:y="8.809cm">
          <draw:text-box>
            <text:p text:style-name="P5"><text:span text:style-name="T1">nginx</text:span></text:p>
          </draw:text-box>
        </draw:frame>
        <draw:custom-shape draw:style-name="gr11" draw:text-style-name="P15" draw:layer="layout" svg:width="16cm" svg:height="0.8cm" svg:x="6cm" svg:y="7.703cm">
          <text:p text:style-name="P14"><text:span text:style-name="T1">RE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6" draw:layer="layout" svg:width="16cm" svg:height="0.798cm" svg:x="6cm" svg:y="6.6cm">
          <draw:text-box>
            <text:p text:style-name="P5"><text:span text:style-name="T4">https</text:span></text:p>
          </draw:text-box>
        </draw:frame>
        <draw:frame draw:style-name="gr13" draw:text-style-name="P16" draw:layer="layout" svg:width="16cm" svg:height="0.798cm" svg:x="6cm" svg:y="9.912cm">
          <draw:text-box>
            <text:p text:style-name="P5"><text:span text:style-name="T4">http</text:span></text:p>
          </draw:text-box>
        </draw:frame>
        <draw:frame draw:style-name="gr4" draw:text-style-name="P6" draw:layer="layout" svg:width="3.7cm" svg:height="0.8cm" svg:x="12cm" svg:y="11.616cm">
          <draw:text-box>
            <text:p text:style-name="P5"><text:span text:style-name="T1">pdisk</text:span></text:p>
          </draw:text-box>
        </draw:frame>
        <draw:frame draw:style-name="gr6" draw:text-style-name="P9" draw:layer="layout" svg:width="1.7cm" svg:height="0.641cm" svg:x="12cm" svg:y="13.801cm">
          <draw:text-box>
            <text:p text:style-name="P1"><text:span text:style-name="T2">iSCSI</text:span></text:p>
          </draw:text-box>
        </draw:frame>
        <draw:custom-shape draw:style-name="gr5" draw:text-style-name="P8" draw:layer="layout" svg:width="1.6cm" svg:height="1.8cm" svg:x="18.6cm" svg:y="12.8cm">
          <text:p text:style-name="P7"><text:span text:style-name="T2">XML</text:span></text:p>
          <text:p text:style-name="P7"><text:span text:style-name="T2">Jso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18" draw:layer="layout" svg:width="3.7cm" svg:height="0.8cm" svg:x="17.9cm" svg:y="11.616cm">
          <draw:text-box>
            <text:p text:style-name="P17"><text:span text:style-name="T1">marketplace</text:span></text:p>
          </draw:text-box>
        </draw:frame>
        <draw:frame draw:style-name="gr14" draw:text-style-name="P18" draw:layer="layout" svg:width="16cm" svg:height="1cm" svg:x="6cm" svg:y="5.2cm">
          <draw:text-box>
            <text:p text:style-name="P17"><text:span text:style-name="T1">Client</text:span></text:p>
          </draw:text-box>
        </draw:frame>
        <draw:line draw:style-name="gr15" draw:text-style-name="P19" draw:layer="layout" svg:x1="9.8cm" svg:y1="13.121cm" svg:x2="12.1cm" svg:y2="12cm">
          <text:p/>
        </draw:line>
        <draw:line draw:style-name="gr16" draw:text-style-name="P19" draw:layer="layout" svg:x1="0.8cm" svg:y1="12.4cm" svg:x2="3cm" svg:y2="11.8cm">
          <text:p text:style-name="P7"/>
          <text:p text:style-name="P7">connect</text:p>
        </draw:line>
        <draw:line draw:style-name="gr15" draw:text-style-name="P19" draw:layer="layout" svg:x1="14cm" svg:y1="6.2cm" svg:x2="14cm" svg:y2="8.809cm">
          <text:p/>
        </draw:line>
        <draw:line draw:style-name="gr15" draw:text-style-name="P19" draw:layer="layout" svg:x1="14cm" svg:y1="9.607cm" svg:x2="7.8cm" svg:y2="11.616cm">
          <text:p/>
        </draw:line>
        <draw:line draw:style-name="gr15" draw:text-style-name="P19" draw:layer="layout" svg:x1="14cm" svg:y1="9.607cm" svg:x2="14cm" svg:y2="11.616cm">
          <text:p/>
        </draw:line>
        <draw:line draw:style-name="gr15" draw:text-style-name="P19" draw:layer="layout" svg:x1="14cm" svg:y1="9.607cm" svg:x2="19.8cm" svg:y2="11.616cm">
          <text:p/>
        </draw:lin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tratuslab new architecture</text:p>
          </draw:text-box>
        </draw:frame>
        <draw:frame draw:style-name="gr1" draw:text-style-name="P2" draw:layer="layout" svg:width="4cm" svg:height="0.798cm" svg:x="5.8cm" svg:y="17.4cm">
          <draw:text-box>
            <text:p text:style-name="P1"><text:span text:style-name="T1">VM</text:span></text:p>
          </draw:text-box>
        </draw:frame>
        <draw:g>
          <draw:custom-shape draw:style-name="gr18" draw:text-style-name="P3" draw:layer="layout" svg:width="0.48cm" svg:height="0.4cm" svg:x="7.12cm" svg:y="16.0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2" draw:layer="layout" svg:width="2.4cm" svg:height="1.345cm" svg:x="5.2cm" svg:y="15.655cm">
            <draw:text-box>
              <text:p text:style-name="P1"><text:span text:style-name="T1">OpenNebula</text:span></text:p>
            </draw:text-box>
          </draw:frame>
        </draw:g>
        <draw:frame draw:style-name="gr20" draw:text-style-name="P6" draw:layer="layout" svg:width="2.4cm" svg:height="1.345cm" svg:x="5.3cm" svg:y="14cm">
          <draw:text-box>
            <text:p text:style-name="P5"><text:span text:style-name="T1">one-proxy</text:span></text:p>
          </draw:text-box>
        </draw:frame>
        <draw:custom-shape draw:style-name="gr5" draw:text-style-name="P8" draw:layer="layout" svg:width="1.6cm" svg:height="1.8cm" svg:x="12.1cm" svg:y="17.784cm">
          <text:p text:style-name="P7"><text:span text:style-name="T2">linux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8" draw:layer="layout" svg:width="1.6cm" svg:height="1.8cm" svg:x="14.1cm" svg:y="17.784cm">
          <text:p text:style-name="P7"><text:span text:style-name="T2">NetApp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9" draw:layer="layout" svg:width="1.7cm" svg:height="0.641cm" svg:x="12.1cm" svg:y="16.984cm">
          <draw:text-box>
            <text:p text:style-name="P1"><text:span text:style-name="T2">LVM</text:span></text:p>
          </draw:text-box>
        </draw:frame>
        <draw:frame draw:style-name="gr7" draw:text-style-name="P6" draw:layer="layout" svg:width="3.7cm" svg:height="0.8cm" svg:x="12.1cm" svg:y="15.084cm">
          <draw:text-box>
            <text:p text:style-name="P5"><text:span text:style-name="T1">python</text:span></text:p>
          </draw:text-box>
        </draw:frame>
        <draw:frame draw:style-name="gr8" draw:text-style-name="P21" draw:layer="layout" svg:width="2.95cm" svg:height="0.721cm" svg:x="0.398cm" svg:y="8.6cm">
          <draw:text-box>
            <text:p text:style-name="P10"><text:span text:style-name="T3">Stratuslab</text:span></text:p>
          </draw:text-box>
        </draw:frame>
        <draw:frame draw:style-name="gr9" draw:text-style-name="P12" draw:layer="layout" svg:width="3cm" svg:height="0.721cm" svg:x="0.373cm" svg:y="9.54cm">
          <draw:text-box>
            <text:p text:style-name="P5"><text:span text:style-name="T3">protocol</text:span></text:p>
          </draw:text-box>
        </draw:frame>
        <draw:custom-shape draw:style-name="gr10" draw:text-style-name="P13" draw:layer="layout" svg:width="3cm" svg:height="0.8cm" svg:x="0.373cm" svg:y="10.453cm">
          <text:p text:style-name="P7"><text:span text:style-name="T3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1.7cm" svg:height="0.641cm" svg:x="14.1cm" svg:y="16.184cm">
          <draw:text-box>
            <text:p text:style-name="P1"><text:span text:style-name="T2">iSCSI</text:span></text:p>
          </draw:text-box>
        </draw:frame>
        <draw:frame draw:style-name="gr3" draw:text-style-name="P4" draw:layer="layout" svg:width="16cm" svg:height="0.798cm" svg:x="6cm" svg:y="8.809cm">
          <draw:text-box>
            <text:p text:style-name="P5"><text:span text:style-name="T1">nginx</text:span></text:p>
          </draw:text-box>
        </draw:frame>
        <draw:custom-shape draw:style-name="gr21" draw:text-style-name="P23" draw:layer="layout" svg:width="16cm" svg:height="0.8cm" svg:x="6cm" svg:y="7.703cm">
          <text:p text:style-name="P22"><text:span text:style-name="T1">REST (CIMI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6" draw:layer="layout" svg:width="16cm" svg:height="0.798cm" svg:x="6cm" svg:y="6.6cm">
          <draw:text-box>
            <text:p text:style-name="P5"><text:span text:style-name="T4">https</text:span></text:p>
          </draw:text-box>
        </draw:frame>
        <draw:frame draw:style-name="gr13" draw:text-style-name="P16" draw:layer="layout" svg:width="16cm" svg:height="0.798cm" svg:x="6cm" svg:y="9.912cm">
          <draw:text-box>
            <text:p text:style-name="P5"><text:span text:style-name="T4">http</text:span></text:p>
          </draw:text-box>
        </draw:frame>
        <draw:frame draw:style-name="gr4" draw:text-style-name="P6" draw:layer="layout" svg:width="3.7cm" svg:height="0.8cm" svg:x="12.1cm" svg:y="14cm">
          <draw:text-box>
            <text:p text:style-name="P5"><text:span text:style-name="T1">pdisk</text:span></text:p>
          </draw:text-box>
        </draw:frame>
        <draw:frame draw:style-name="gr6" draw:text-style-name="P9" draw:layer="layout" svg:width="1.7cm" svg:height="0.641cm" svg:x="12.1cm" svg:y="16.185cm">
          <draw:text-box>
            <text:p text:style-name="P1"><text:span text:style-name="T2">iSCSI</text:span></text:p>
          </draw:text-box>
        </draw:frame>
        <draw:custom-shape draw:style-name="gr5" draw:text-style-name="P8" draw:layer="layout" svg:width="1.6cm" svg:height="1.8cm" svg:x="18.6cm" svg:y="15.184cm">
          <text:p text:style-name="P7"><text:span text:style-name="T2">XML</text:span></text:p>
          <text:p text:style-name="P7"><text:span text:style-name="T2">Jso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18" draw:layer="layout" svg:width="3.7cm" svg:height="0.8cm" svg:x="17.9cm" svg:y="14cm">
          <draw:text-box>
            <text:p text:style-name="P17"><text:span text:style-name="T1">marketplace</text:span></text:p>
          </draw:text-box>
        </draw:frame>
        <draw:frame draw:style-name="gr14" draw:text-style-name="P18" draw:layer="layout" svg:width="16cm" svg:height="1cm" svg:x="6cm" svg:y="5.2cm">
          <draw:text-box>
            <text:p text:style-name="P17"><text:span text:style-name="T1">marketplace</text:span></text:p>
          </draw:text-box>
        </draw:frame>
        <draw:frame draw:style-name="gr22" draw:text-style-name="P24" draw:layer="layout" svg:width="2.95cm" svg:height="1.895cm" svg:x="0.398cm" svg:y="6.305cm">
          <draw:text-box>
            <text:p text:style-name="P10"><text:span text:style-name="T3">Stratuslab new service or interface</text:span></text:p>
          </draw:text-box>
        </draw:frame>
        <draw:custom-shape draw:style-name="gr21" draw:text-style-name="P25" draw:layer="layout" svg:width="16cm" svg:height="0.8cm" svg:x="5.668cm" svg:y="11.335cm">
          <text:p text:style-name="P7"><text:span text:style-name="T1">Distributed database (Cassandra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9" draw:layer="layout" svg:x1="0.773cm" svg:y1="12.478cm" svg:x2="2.973cm" svg:y2="11.878cm">
          <text:p text:style-name="P7"/>
          <text:p text:style-name="P7">connect</text:p>
        </draw:line>
        <draw:line draw:style-name="gr15" draw:text-style-name="P19" draw:layer="layout" svg:x1="13.6cm" svg:y1="6.2cm" svg:x2="13.6cm" svg:y2="8.809cm">
          <text:p/>
        </draw:line>
        <draw:line draw:style-name="gr15" draw:text-style-name="P19" draw:layer="layout" svg:x1="13.6cm" svg:y1="9.607cm" svg:x2="13.6cm" svg:y2="11.335cm">
          <text:p/>
        </draw:line>
        <draw:line draw:style-name="gr15" draw:text-style-name="P19" draw:layer="layout" svg:x1="6.6cm" svg:y1="14cm" svg:x2="7.8cm" svg:y2="12.135cm">
          <text:p/>
        </draw:line>
        <draw:line draw:style-name="gr15" draw:text-style-name="P19" draw:layer="layout" svg:x1="14cm" svg:y1="14cm" svg:x2="14cm" svg:y2="12.135cm">
          <text:p/>
        </draw:line>
        <draw:line draw:style-name="gr15" draw:text-style-name="P19" draw:layer="layout" svg:x1="19.8cm" svg:y1="14cm" svg:x2="18.4cm" svg:y2="12.135cm">
          <text:p/>
        </draw:line>
        <draw:frame draw:style-name="gr23" draw:text-style-name="P26" draw:layer="layout" svg:width="2.4cm" svg:height="3.2cm" svg:x="8.3cm" svg:y="14cm">
          <draw:text-box>
            <text:p text:style-name="P1"><text:span text:style-name="T1">Libvirt</text:span></text:p>
            <text:p text:style-name="P1"><text:span text:style-name="T1"/></text:p>
          </draw:text-box>
        </draw:frame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eg Lodygensky</meta:initial-creator>
    <meta:creation-date>2015-02-12T09:36:23.049293000</meta:creation-date>
    <dc:date>2015-03-09T11:36:34.230337000</dc:date>
    <dc:creator>Oleg Lodygensky</dc:creator>
    <meta:editing-duration>PT1H20M53S</meta:editing-duration>
    <meta:editing-cycles>5</meta:editing-cycles>
    <meta:generator>LibreOffice/4.4.0.3$MacOSX_X86_64 LibreOffice_project/de093506bcdc5fafd9023ee680b8c60e3e0645d7</meta:generator>
    <meta:document-statistic meta:object-count="86"/>
  </office:meta>
</office:document-meta>
</file>